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itulo">
      <style:text-properties fo:language="en" fo:country="GB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GB" fo:font-style="italic" style:font-style-asian="italic" style:font-style-complex="italic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libri" fo:font-size="12pt" fo:language="en" fo:country="GB" officeooo:paragraph-rsid="00259499" style:font-size-asian="12pt" style:font-size-complex="12pt"/>
    </style:style>
    <style:style style:name="P1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59499" style:font-size-asian="12pt" style:font-size-complex="12pt"/>
    </style:style>
    <style:style style:name="P11" style:family="paragraph" style:parent-style-name="Standard">
      <style:text-properties style:font-name="Calibri" fo:font-size="12pt" officeooo:paragraph-rsid="00259499" style:font-size-asian="12pt" style:font-size-complex="12pt"/>
    </style:style>
    <style:style style:name="P1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9499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9499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9499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59499" style:text-blinking="false" fo:background-color="transparent" loext:padding="0cm" loext:border="none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59499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fo:language="en" fo:country="GB" style:font-size-asian="10pt" style:font-size-complex="10pt"/>
    </style:style>
    <style:style style:name="P18" style:family="paragraph" style:parent-style-name="Standard">
      <style:text-properties officeooo:paragraph-rsid="00259499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59499" style:font-size-asian="24pt" style:font-weight-asian="bold" style:font-size-complex="24pt" style:font-weight-complex="bold"/>
    </style:style>
    <style:style style:name="P20" style:family="paragraph" style:parent-style-name="Standard" style:master-page-name="First_20_Page">
      <style:paragraph-properties style:page-number="auto"/>
      <style:text-properties officeooo:paragraph-rsid="00259499"/>
    </style:style>
    <style:style style:name="P21" style:family="paragraph" style:parent-style-name="Heading_20_1">
      <style:text-properties fo:language="en" fo:country="GB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fo:font-style="italic" officeooo:rsid="001bcd9d" officeooo:paragraph-rsid="001bcd9d" style:font-style-asian="italic" style:font-style-complex="italic"/>
    </style:style>
    <style:style style:name="P24" style:family="paragraph" style:parent-style-name="Text_20_body" style:list-style-name="L1">
      <style:text-properties fo:font-style="italic" style:font-style-asian="italic" style:font-style-complex="italic"/>
    </style:style>
    <style:style style:name="P25" style:family="paragraph" style:parent-style-name="Text_20_body" style:list-style-name="L1">
      <style:text-properties fo:font-style="italic" officeooo:rsid="0048907f" officeooo:paragraph-rsid="0019fb49" style:font-style-asian="italic" style:font-style-complex="italic"/>
    </style:style>
    <style:style style:name="P26" style:family="paragraph" style:parent-style-name="Text_20_body" style:list-style-name="L1">
      <style:text-properties fo:font-style="italic" officeooo:rsid="001e827d" officeooo:paragraph-rsid="001e827d" style:font-style-asian="italic" style:font-style-complex="italic"/>
    </style:style>
    <style:style style:name="P27" style:family="paragraph" style:parent-style-name="Text_20_body" style:list-style-name="L2">
      <style:text-properties fo:language="en" fo:country="GB" fo:font-style="italic" officeooo:rsid="001ffb3d" officeooo:paragraph-rsid="001ffb3d" style:font-style-asian="italic" style:font-style-complex="italic"/>
    </style:style>
    <style:style style:name="P28" style:family="paragraph" style:parent-style-name="Text_20_body" style:list-style-name="L2">
      <style:text-properties fo:language="en" fo:country="GB" fo:font-style="italic" style:font-style-asian="italic" style:font-style-complex="italic"/>
    </style:style>
    <style:style style:name="P29" style:family="paragraph" style:parent-style-name="Text_20_body" style:list-style-name="L3">
      <style:text-properties fo:language="en" fo:country="GB" fo:font-style="italic" style:font-style-asian="italic" style:font-style-complex="italic"/>
    </style:style>
    <style:style style:name="P30" style:family="paragraph" style:parent-style-name="Text_20_body" style:list-style-name="L3">
      <style:text-properties fo:language="en" fo:country="GB" fo:font-style="italic" officeooo:rsid="00187eba" officeooo:paragraph-rsid="00187eba" style:font-style-asian="italic" style:font-style-complex="italic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59499" style:text-blinking="false" fo:background-color="transparent" loext:char-shading-value="0"/>
    </style:style>
    <style:style style:name="T6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59499" style:text-blinking="false" fo:background-color="transparent" loext:char-shading-value="0" style:font-size-asian="36pt" style:font-size-complex="36pt"/>
    </style:style>
    <style:style style:name="T9" style:family="text">
      <style:text-properties officeooo:rsid="0014dd5c"/>
    </style:style>
    <style:style style:name="T10" style:family="text">
      <style:text-properties officeooo:rsid="0017a346"/>
    </style:style>
    <style:style style:name="T11" style:family="text">
      <style:text-properties officeooo:rsid="0011aa5d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4dd5c"/>
    </style:style>
    <style:style style:name="T14" style:family="text">
      <style:text-properties officeooo:rsid="0019fb49"/>
    </style:style>
    <style:style style:name="T1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6" style:family="text">
      <style:text-properties fo:color="#1155cc" loext:opacity="100%" style:text-underline-style="solid" style:text-underline-width="auto" style:text-underline-color="font-color"/>
    </style:style>
    <style:style style:name="T17" style:family="text">
      <style:text-properties style:font-name="Calibri" fo:font-size="12pt" style:font-size-asian="12pt" style:font-size-complex="12pt"/>
    </style:style>
    <style:style style:name="T18" style:family="text">
      <style:text-properties officeooo:rsid="002332ea"/>
    </style:style>
    <style:style style:name="T1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4" text:name="NumeroTema"/>
        <text:user-field-decl office:value-type="string" office:string-value="ASSEMBLY AND REPAIR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8"/>
          <text:p text:style-name="P8">Computer Systems</text:p>
          <text:p text:style-name="P8">CFGS DAW</text:p>
        </draw:text-box>
      </draw:frame>
      <text:p text:style-name="P20"/>
      <text:p text:style-name="P18"/>
      <text:p text:style-name="P18"/>
      <text:p text:style-name="P18"/>
      <text:p text:style-name="P19"><text:span text:style-name="T4">Computer Systems – </text:span><text:span text:style-name="T5">Glossary</text:span><text:span text:style-name="T6"><text:line-break/></text:span><text:span text:style-name="T7">UD 0</text:span><text:span text:style-name="T8">4</text:span><text:span text:style-name="T7">. </text:span><text:span text:style-name="T15"><text:user-field-get text:name="Tema">ASSEMBLY AND REPAIR</text:user-field-get></text:span></text:p>
      <text:p text:style-name="P15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3">Sergio García / Alfredo Oltra</text:p>
      <text:p text:style-name="P1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6">s</text:span></text:a></text:p>
      <text:p text:style-name="P16"><text:a xlink:type="simple" xlink:href="mailto:alfredo.oltra@ceedcv.es" text:style-name="Internet_20_link" text:visited-style-name="Visited_20_Internet_20_Link"><text:span text:style-name="T17">alfredo.oltra</text:span></text:a><text:a xlink:type="simple" xlink:href="mailto:alfredo.oltra@ceedcv.es" text:style-name="Internet_20_link" text:visited-style-name="Visited_20_Internet_20_Link"><text:span text:style-name="T17">@</text:span></text:a><text:a xlink:type="simple" xlink:href="mailto:alfredo.oltra@ceedcv.es" text:style-name="Internet_20_link" text:visited-style-name="Visited_20_Internet_20_Link"><text:span text:style-name="T17">ceedcv.e</text:span></text:a><text:a xlink:type="simple" xlink:href="mailto:alfredo.oltra@ceedcv.es" text:style-name="Internet_20_link" text:visited-style-name="Visited_20_Internet_20_Link"><text:span text:style-name="T3">s</text:span></text:a></text:p>
      <text:p text:style-name="P14">20<text:span text:style-name="T18">22</text:span>/20<text:span text:style-name="T19">2</text:span><text:span text:style-name="T18">3</text:span></text:p>
      <text:p text:style-name="P10"><text:tab/><text:tab/><text:tab/><text:tab/><text:tab/><text:tab/><text:tab/><text:tab/><text:tab/><text:tab/>Versión:<text:date style:data-style-name="N105" text:date-value="2022-06-02T18:21:53.821171014">220602</text:date>.<text:time style:data-style-name="N104" text:time-value="2022-06-02T18:21:53.821326917">1821</text:time></text:p>
      <text:p text:style-name="P11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U0<text:user-field-get text:name="NumeroTema">4</text:user-field-get>. <text:user-field-get text:name="Tema">ASSEMBLY AND REPAIR</text:user-field-get></text:p>
      <text:p text:style-name="P5"/>
      <text:h text:style-name="P21" text:outline-level="1">Vocabulary</text:h>
      <text:p text:style-name="P6">General:</text:p>
      <text:list xml:id="list2802622199" text:style-name="L1">
        <text:list-item>
          <text:p text:style-name="P23"><text:span text:style-name="T11">b</text:span>eep: pitido</text:p>
        </text:list-item>
        <text:list-item>
          <text:p text:style-name="P24"><text:span text:style-name="T11">h</text:span>eat sink compound: pasta térmica</text:p>
        </text:list-item>
        <text:list-item>
          <text:p text:style-name="P24">flashlight: linterna</text:p>
        </text:list-item>
        <text:list-item>
          <text:p text:style-name="P24"><text:span text:style-name="T11">anti-static</text:span><text:span text:style-name="T13"> wristband: </text:span><text:span text:style-name="T12">pulsera anti estática.</text:span></text:p>
        </text:list-item>
        <text:list-item>
          <text:p text:style-name="P24"><text:span text:style-name="T9">e</text:span>lectrical shock: electrocución.</text:p>
        </text:list-item>
        <text:list-item>
          <text:p text:style-name="P24"><text:span text:style-name="T9">s</text:span>crew: tornillo.</text:p>
        </text:list-item>
        <text:list-item>
          <text:p text:style-name="P24">screwdriver: destornillador</text:p>
        </text:list-item>
        <text:list-item>
          <text:p text:style-name="P24"><text:span text:style-name="T9">voltage spikes</text:span>: <text:span text:style-name="T9">picos de voltaje.</text:span></text:p>
        </text:list-item>
        <text:list-item>
          <text:p text:style-name="P24">power failures: apagones.</text:p>
        </text:list-item>
        <text:list-item>
          <text:p text:style-name="P25">surge protectors: <text:span text:style-name="T14">protectores contra picos de voltaje.</text:span></text:p>
        </text:list-item>
        <text:list-item>
          <text:p text:style-name="P24">UPS: sistema de alimentación ininterrumpida (SAI).</text:p>
        </text:list-item>
        <text:list-item>
          <text:p text:style-name="P24">slot: ranura.</text:p>
        </text:list-item>
        <text:list-item>
          <text:p text:style-name="P26">overclock: aumento de la velocidad de reloj de un componente.</text:p>
          <text:list>
            <text:list-item>
              <text:list>
                <text:list-header>
                  <text:p text:style-name="P22"/>
                </text:list-header>
              </text:list>
            </text:list-item>
          </text:list>
        </text:list-item>
      </text:list>
      <text:p text:style-name="P17"/>
      <text:p text:style-name="P6">Verbos:</text:p>
      <text:list xml:id="list1909923663" text:style-name="L2">
        <text:list-item>
          <text:p text:style-name="P27">to assemble: ensamblar.</text:p>
        </text:list-item>
        <text:list-item>
          <text:p text:style-name="P28">to <text:span text:style-name="T10">screw</text:span>: <text:span text:style-name="T10">atornillar.</text:span></text:p>
        </text:list-item>
      </text:list>
      <text:list xml:id="list1579674551" text:style-name="L3">
        <text:list-item>
          <text:p text:style-name="P29">to avoid: evitar.</text:p>
        </text:list-item>
        <text:list-item>
          <text:p text:style-name="P30">to damage: dañar.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5">
      <number:year/>
      <number:month number:style="long"/>
      <number:day number:style="long"/>
    </number:date-style>
    <number:time-style style:name="N104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4" text:name="NumeroTema"/>
          <text:user-field-decl office:value-type="string" office:string-value="ASSEMBLY AND REPAIR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ASSEMBLY AND REPAIR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5H47M38S</meta:editing-duration>
    <meta:editing-cycles>27</meta:editing-cycles>
    <meta:generator>LibreOffice/7.3.3.2$Linux_X86_64 LibreOffice_project/30$Build-2</meta:generator>
    <meta:initial-creator>Alfredo Oltra Orengo</meta:initial-creator>
    <dc:date>2022-06-02T18:21:53.590804518</dc:date>
    <meta:document-statistic meta:table-count="0" meta:image-count="1" meta:object-count="0" meta:page-count="2" meta:paragraph-count="34" meta:word-count="131" meta:character-count="885" meta:non-whitespace-character-count="790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